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Cache.setSaxLoader( Object sax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Cache.getSax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ystemCache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Cache.getFromTypeLoaderCache( ClassLoader 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Cache.addToTypeLoaderCache( SchemaTypeLoader stl , ClassLoader 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Cache.set( SystemCache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